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tatement-2.1" table:style-name="ta1" table:print-ranges="A1:AF3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tatement">
            <text:p>Statement</text:p>
          </table:table-cell>
          <table:table-cell table:style-name="ce8" office:value-type="string" office:string-value="Statement. Details">
            <text:p>Statement. Details</text:p>
          </table:table-cell>
          <table:table-cell table:style-name="ce8" office:value-type="string" office:string-value=""/>
          <table:table-cell table:style-name="ce8" office:value-type="string" office:string-value="Statement">
            <text:p>Statemen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port the status of orders, billing, and payment. This document is a statement of account, not a summary invoice.">
            <text:p>A document used to report the status of orders, billing, and payment. This document is a statement of account, not a summary invoic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Statement. UBL Version Identifier. Identifier">
            <text:p>Statement. UBL Version Identifier.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Statement. Customization Identifier. Identifier">
            <text:p>Statement. Customization Identifier.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Statement. Profile Identifier. Identifier">
            <text:p>Statement. Profile Identifier.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Statement. Profile Execution Identifier. Identifier">
            <text:p>Statement. Profile Execution Identifier.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Statement. Identifier">
            <text:p>Statement.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Statement. Copy_ Indicator. Indicator">
            <text:p>Statement. Copy_ Indicator. Indicator</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Statement. UUID. Identifier">
            <text:p>Statement. UUID.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Statement. Issue Date. Date">
            <text:p>Statement. Issue Date. Date</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Statement. Issue Time. Time">
            <text:p>Statement. Issue Time. Time</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Statement. Note. Text">
            <text:p>Statement. Note. Text</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Statement. Document_ Currency Code. Code">
            <text:p>Statement. Document_ Currency Code. Code</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efault currency for the Statement.">
            <text:p>The default currency for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TotalDebitAmount">
            <text:p>TotalDebitAmount</text:p>
          </table:table-cell>
          <table:table-cell office:value-type="string" table:style-name="ce9" office:string-value="Statement. Total_ Debit Amount. Amount">
            <text:p>Statement. Total_ Debit Amount. Amount</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Total">
            <text:p>Total</text:p>
          </table:table-cell>
          <table:table-cell office:value-type="string" table:style-name="ce9" office:string-value="Debit">
            <text:p>Debit</text:p>
          </table:table-cell>
          <table:table-cell office:value-type="string" table:style-name="ce9" office:string-value="Amount">
            <text:p>Amount</text:p>
          </table:table-cell>
          <table:table-cell office:value-type="string" table:style-name="ce11" table:formula="of:=IF([.F14]&lt;&gt;&quot;&quot;;CONCATENATE([.F14];&quot; &quot;;[.G14]);[.G14])" office:string-value="Debit Amount">
            <text:p>Debi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4]&lt;&gt;&quot;&quot;;CONCATENATE([.J14];&quot;_ &quot;;[.I14];&quot;. Type&quot;);CONCATENATE([.I14];&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 of all debit amounts for the Statement.">
            <text:p>The total of all debit amounts for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TotalCreditAmount">
            <text:p>TotalCreditAmount</text:p>
          </table:table-cell>
          <table:table-cell office:value-type="string" table:style-name="ce9" office:string-value="Statement. Total_ Credit Amount. Amount">
            <text:p>Statement. Total_ Credit Amount. Amount</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Total">
            <text:p>Total</text:p>
          </table:table-cell>
          <table:table-cell office:value-type="string" table:style-name="ce9" office:string-value="Credit">
            <text:p>Credit</text:p>
          </table:table-cell>
          <table:table-cell office:value-type="string" table:style-name="ce9" office:string-value="Amount">
            <text:p>Amount</text:p>
          </table:table-cell>
          <table:table-cell office:value-type="string" table:style-name="ce11" table:formula="of:=IF([.F15]&lt;&gt;&quot;&quot;;CONCATENATE([.F15];&quot; &quot;;[.G15]);[.G15])" office:string-value="Credit Amount">
            <text:p>Credi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5]&lt;&gt;&quot;&quot;;CONCATENATE([.J15];&quot;_ &quot;;[.I15];&quot;. Type&quot;);CONCATENATE([.I15];&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 of all credit amounts for the Statement.">
            <text:p>The total of all credit amounts for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TotalBalanceAmount">
            <text:p>TotalBalanceAmount</text:p>
          </table:table-cell>
          <table:table-cell office:value-type="string" table:style-name="ce9" office:string-value="Statement. Total_ Balance Amount. Amount">
            <text:p>Statement. Total_ Balance Amount. Amount</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Total">
            <text:p>Total</text:p>
          </table:table-cell>
          <table:table-cell office:value-type="string" table:style-name="ce9" office:string-value="Balance">
            <text:p>Balance</text:p>
          </table:table-cell>
          <table:table-cell office:value-type="string" table:style-name="ce9" office:string-value="Amount">
            <text:p>Amount</text:p>
          </table:table-cell>
          <table:table-cell office:value-type="string" table:style-name="ce11" table:formula="of:=IF([.F16]&lt;&gt;&quot;&quot;;CONCATENATE([.F16];&quot; &quot;;[.G16]);[.G16])" office:string-value="Balance Amount">
            <text:p>Balance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6]&lt;&gt;&quot;&quot;;CONCATENATE([.J16];&quot;_ &quot;;[.I16];&quot;. Type&quot;);CONCATENATE([.I16];&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 amount for the Statement.">
            <text:p>The total amount for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LineCountNumeric">
            <text:p>LineCountNumeric</text:p>
          </table:table-cell>
          <table:table-cell office:value-type="string" table:style-name="ce9" office:string-value="Statement. Line Count. Numeric">
            <text:p>Statement. Line Count. Numeric</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7]&lt;&gt;&quot;&quot;;CONCATENATE([.F17];&quot; &quot;;[.G17]);[.G17])"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7]&lt;&gt;&quot;&quot;;CONCATENATE([.J17];&quot;_ &quot;;[.I17];&quot;. Type&quot;);CONCATENATE([.I17];&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Statement Lines in the Statement.">
            <text:p>The number of Statement Lines in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StatementTypeCode">
            <text:p>StatementTypeCode</text:p>
          </table:table-cell>
          <table:table-cell office:value-type="string" table:style-name="ce9" office:string-value="Statement. Statement Type Code. Code">
            <text:p>Statement. Statement Type Code. Code</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Statement Type">
            <text:p>Statement Type</text:p>
          </table:table-cell>
          <table:table-cell office:value-type="string" table:style-name="ce9" office:string-value="Code">
            <text:p>Code</text:p>
          </table:table-cell>
          <table:table-cell office:value-type="string" table:style-name="ce11" table:formula="of:=IF([.F18]&lt;&gt;&quot;&quot;;CONCATENATE([.F18];&quot; &quot;;[.G18]);[.G18])" office:string-value="Statement Type Code">
            <text:p>Statement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8]&lt;&gt;&quot;&quot;;CONCATENATE([.J18];&quot;_ &quot;;[.I18];&quot;. Type&quot;);CONCATENATE([.I18];&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Statement.">
            <text:p>A code signifying the type of the State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tatementPeriod">
            <text:p>StatementPeriod</text:p>
          </table:table-cell>
          <table:table-cell table:style-name="ce10" office:value-type="string" office:string-value="Statement. Statement_ Period. Period">
            <text:p>Statement. Statement_ Period. Period</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table:formula="of:=[.M19]"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eriod to which the Statement applies.">
            <text:p>A period to which the Statement appli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AdditionalDocumentReference">
            <text:p>AdditionalDocumentReference</text:p>
          </table:table-cell>
          <table:table-cell table:style-name="ce10" office:value-type="string" office:string-value="Statement. Additional_ Document Reference. Document Reference">
            <text:p>Statement. Additional_ Document Reference. Document Reference</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10" office:value-type="string" office:string-value="Statement. Signature">
            <text:p>Statement. Signature</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AccountingSupplierParty">
            <text:p>AccountingSupplierParty</text:p>
          </table:table-cell>
          <table:table-cell table:style-name="ce10" office:value-type="string" office:string-value="Statement. Accounting_ Supplier Party. Supplier Party">
            <text:p>Statement. Accounting_ Supplier Party. Suppli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2]"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supplier party.">
            <text:p>The accounting suppli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AccountingCustomerParty">
            <text:p>AccountingCustomerParty</text:p>
          </table:table-cell>
          <table:table-cell table:style-name="ce10" office:value-type="string" office:string-value="Statement. Accounting_ Customer Party. Customer Party">
            <text:p>Statement. Accounting_ Customer Party. Custom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customer party.">
            <text:p>The accounting custom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BuyerCustomerParty">
            <text:p>BuyerCustomerParty</text:p>
          </table:table-cell>
          <table:table-cell table:style-name="ce10" office:value-type="string" office:string-value="Statement. Buyer_ Customer Party. Customer Party">
            <text:p>Statement. Buyer_ Customer Party. Custom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4]"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SellerSupplierParty">
            <text:p>SellerSupplierParty</text:p>
          </table:table-cell>
          <table:table-cell table:style-name="ce10" office:value-type="string" office:string-value="Statement. Seller_ Supplier Party. Supplier Party">
            <text:p>Statement. Seller_ Supplier Party. Suppli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5]"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OriginatorCustomerParty">
            <text:p>OriginatorCustomerParty</text:p>
          </table:table-cell>
          <table:table-cell table:style-name="ce10" office:value-type="string" office:string-value="Statement. Originator_ Customer Party. Customer Party">
            <text:p>Statement. Originator_ Customer Party. Custom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6]"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text:p>The originato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PayeeParty">
            <text:p>PayeeParty</text:p>
          </table:table-cell>
          <table:table-cell table:style-name="ce10" office:value-type="string" office:string-value="Statement. Payee_ Party. Party">
            <text:p>Statement. Payee_ Party.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Payee">
            <text:p>Payee</text:p>
          </table:table-cell>
          <table:table-cell table:style-name="ce10" office:value-type="string" office:string-value=""/>
          <table:table-cell table:style-name="ce10" office:value-type="string" office:string-value=""/>
          <table:table-cell table:style-name="ce10" table:formula="of:=[.M2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yee.">
            <text:p>The paye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PaymentMeans">
            <text:p>PaymentMeans</text:p>
          </table:table-cell>
          <table:table-cell table:style-name="ce10" office:value-type="string" office:string-value="Statement. Payment Means">
            <text:p>Statement. Payment Means</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Payment Means">
            <text:p>Payment Means</text:p>
          </table:table-cell>
          <table:table-cell table:style-name="ce10" office:value-type="string"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Means">
            <text:p>Payment Mean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Expected means of payment.">
            <text:p>Expected means of pay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PaymentTerms">
            <text:p>PaymentTerms</text:p>
          </table:table-cell>
          <table:table-cell table:style-name="ce10" office:value-type="string" office:string-value="Statement. Payment Terms">
            <text:p>Statement. Payment Terms</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9]" office:value-type="string" office:string-value="Payment Terms">
            <text:p>Payment Terms</text:p>
          </table:table-cell>
          <table:table-cell table:style-name="ce10" office:value-type="string"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Terms">
            <text:p>Payment Term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AllowanceCharge">
            <text:p>AllowanceCharge</text:p>
          </table:table-cell>
          <table:table-cell table:style-name="ce10" office:value-type="string" office:string-value="Statement. Allowance Charge">
            <text:p>Statement. Allowance Charge</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0]" office:value-type="string" office:string-value="Allowance Charge">
            <text:p>Allowance Charge</text:p>
          </table:table-cell>
          <table:table-cell table:style-name="ce10" office:value-type="string"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llowance Charge">
            <text:p>Allowance Charg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1]=&quot;Universally Unique&quot;;&quot;UU&quot;;[.E31]);[.F31];IF([.H31]&lt;&gt;[.I31];[.H31];&quot;&quot;);CONCATENATE(IF([.I31]=&quot;Identifier&quot;;&quot;ID&quot;;IF([.I31]=&quot;Text&quot;;&quot;&quot;;[.I31]))));&quot; &quot;;&quot;&quot;);&quot;'&quot;;&quot;&quot;)" office:value-type="string" office:string-value="TaxTotal">
            <text:p>TaxTotal</text:p>
          </table:table-cell>
          <table:table-cell table:style-name="ce10" office:value-type="string" office:string-value="Statement. Tax Total">
            <text:p>Statement. Tax Total</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1]" office:value-type="string" office:string-value="Tax Total">
            <text:p>Tax Total</text:p>
          </table:table-cell>
          <table:table-cell table:style-name="ce10" office:value-type="string"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ax Total">
            <text:p>Tax Total</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total amount of a specific type of tax.">
            <text:p>The total amount of a specific type of tax.</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2]=&quot;Universally Unique&quot;;&quot;UU&quot;;[.E32]);[.F32];IF([.H32]&lt;&gt;[.I32];[.H32];&quot;&quot;);CONCATENATE(IF([.I32]=&quot;Identifier&quot;;&quot;ID&quot;;IF([.I32]=&quot;Text&quot;;&quot;&quot;;[.I32]))));&quot; &quot;;&quot;&quot;);&quot;'&quot;;&quot;&quot;)" office:value-type="string" office:string-value="StatementLine">
            <text:p>StatementLine</text:p>
          </table:table-cell>
          <table:table-cell table:style-name="ce10" office:value-type="string" office:string-value="Statement. Statement Line">
            <text:p>Statement. Statement Line</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2]" office:value-type="string" office:string-value="Statement Line">
            <text:p>Statement Line</text:p>
          </table:table-cell>
          <table:table-cell table:style-name="ce10" office:value-type="string" office:string-value="Statement Line">
            <text:p>Statemen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tatement Line">
            <text:p>Statemen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Statement Line.">
            <text:p>A Statement Lin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